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35" style:family="table-column">
      <style:table-column-properties fo:break-before="auto" style:column-width="55.5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37" style:family="table-column">
      <style:table-column-properties fo:break-before="auto" style:column-width="56.35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30" style:family="table-column">
      <style:table-column-properties fo:break-before="auto" style:column-width="40.9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3" style:family="table-column">
      <style:table-column-properties fo:break-before="auto" style:column-width="115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91.05pt"/>
    </style:style>
    <style:style style:name="co76" style:family="table-column">
      <style:table-column-properties fo:break-before="auto" style:column-width="50.94pt"/>
    </style:style>
    <style:style style:name="co77" style:family="table-column">
      <style:table-column-properties fo:break-before="auto" style:column-width="52.44pt"/>
    </style:style>
    <style:style style:name="co78" style:family="table-column">
      <style:table-column-properties fo:break-before="auto" style:column-width="53.26pt"/>
    </style:style>
    <style:style style:name="co79" style:family="table-column">
      <style:table-column-properties fo:break-before="auto" style:column-width="57.09pt"/>
    </style:style>
    <style:style style:name="co80" style:family="table-column">
      <style:table-column-properties fo:break-before="auto" style:column-width="189.8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1pt" fo:font-weight="normal" style:font-size-asian="11pt" style:font-size-complex="11pt" style:font-weight-asian="normal" style:font-weight-complex="normal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Liberation Sans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78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5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5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5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5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5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5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4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5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5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5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5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394"/>
        <table:table-column table:style-name="co6" table:default-cell-style-name="ce408"/>
        <table:table-column table:style-name="co7" table:default-cell-style-name="ce408"/>
        <table:table-column table:style-name="co8" table:default-cell-style-name="ce408"/>
        <table:table-column table:style-name="co9" table:default-cell-style-name="ce423"/>
        <table:table-column table:style-name="co10" table:default-cell-style-name="ce383"/>
        <table:table-column table:style-name="co11" table:default-cell-style-name="ce393"/>
        <table:table-column table:style-name="co12" table:default-cell-style-name="ce39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4" table:default-cell-style-name="ce393"/>
        <table:table-column table:style-name="co16" table:default-cell-style-name="ce393"/>
        <table:table-column table:style-name="co17" table:default-cell-style-name="ce393"/>
        <table:table-column table:style-name="co18" table:default-cell-style-name="ce393"/>
        <table:table-column table:style-name="co19" table:default-cell-style-name="ce393"/>
        <table:table-column table:style-name="co13" table:default-cell-style-name="ce393"/>
        <table:table-column table:style-name="co11" table:default-cell-style-name="ce393"/>
        <table:table-column table:style-name="co20" table:default-cell-style-name="ce380"/>
        <table:table-column table:style-name="co3" table:default-cell-style-name="ce380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1004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2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27">5c-ebooks-nancy – Images are tricky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27">6b-social_sites – </text:span><text:span text:style-name="T2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2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1003"/>
          <table:table-cell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1003"/>
          <table:table-cell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1003"/>
          <table:table-cell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1003"/>
          <table:table-cell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1003"/>
          <table:table-cell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383"/>
        <table:table-column table:style-name="co22" table:default-cell-style-name="ce372"/>
        <table:table-column table:style-name="co23" table:default-cell-style-name="Default"/>
        <table:table-column table:style-name="co24" table:default-cell-style-name="ce393"/>
        <table:table-column table:style-name="co3" table:number-columns-repeated="10" table:default-cell-style-name="ce393"/>
        <table:table-column table:style-name="co25" table:default-cell-style-name="ce380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438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438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438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33">¹</text:span></text:p>
          </table:table-cell>
          <table:table-cell table:style-name="ce438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3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3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5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5">Wire – portrait image – </text:span>Jimmy McNulty</text:p>
          </table:table-cell>
          <table:table-cell table:style-name="ce380" office:value-type="string" calcext:value-type="string">
            <text:p>Gallery page<text:span text:style-name="T3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5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438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3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3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5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5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5">Wire – portrait image </text:span> – Bill Rawls</text:p>
          </table:table-cell>
          <table:table-cell table:style-name="ce380" office:value-type="string" calcext:value-type="string">
            <text:p>Gallery page<text:span text:style-name="T3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3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3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5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5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5">Wire – portrait image </text:span>– Cedric Daniels</text:p>
          </table:table-cell>
          <table:table-cell table:style-name="ce380" office:value-type="string" calcext:value-type="string">
            <text:p>Gallery page<text:span text:style-name="T3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5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3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5">Red Explained – square image – </text:span>words only</text:p>
          </table:table-cell>
          <table:table-cell table:style-name="ce380" office:value-type="string" calcext:value-type="string">
            <text:p>Mondrian Article<text:span text:style-name="T3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5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5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5">Wire – portrait image – </text:span>Frank Subotka</text:p>
          </table:table-cell>
          <table:table-cell table:style-name="ce380" office:value-type="string" calcext:value-type="string">
            <text:p>Gallery page<text:span text:style-name="T3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5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31">Patrick Henry</text:span><text:span text:style-name="T3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3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3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3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408"/>
        <table:table-column table:style-name="co3" table:number-columns-repeated="12" table:default-cell-style-name="Default"/>
        <table:table-column table:style-name="co29" table:default-cell-style-name="ce378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1007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3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34">Text announcement on </text:span><text:span text:style-name="T3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3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3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36">After debate – </text:span><text:span text:style-name="T3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27">After debate – </text:span><text:span text:style-name="T2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408"/>
        <table:table-column table:style-name="co73" table:default-cell-style-name="ce145"/>
        <table:table-column table:style-name="co74" table:default-cell-style-name="ce378"/>
        <table:table-column table:style-name="co75" table:default-cell-style-name="ce408"/>
        <table:table-column table:style-name="co76" table:default-cell-style-name="Default"/>
        <table:table-column table:style-name="co35" table:default-cell-style-name="Default"/>
        <table:table-column table:style-name="co77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78" table:default-cell-style-name="Default"/>
        <table:table-column table:style-name="co11" table:default-cell-style-name="Default"/>
        <table:table-column table:style-name="co7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8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0"/>
          <table:table-cell table:style-name="ce380"/>
          <table:table-cell table:number-columns-repeated="1006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1006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4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3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https://bit.ly/gr-putin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18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</text:p>
          </table:table-cell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 table:number-rows-repeated="3">
          <table:table-cell/>
          <table:table-cell table:style-name="ce418"/>
          <table:table-cell table:style-name="Default" table:number-columns-repeated="3"/>
          <table:table-cell table:number-columns-repeated="3"/>
          <table:table-cell table:style-name="ce525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18"/>
          <table:table-cell table:style-name="Default"/>
          <table:table-cell table:number-columns-repeated="2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>
          <table:table-cell/>
          <table:table-cell table:style-name="ce418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391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396"/>
        <table:table-column table:style-name="co24" table:default-cell-style-name="Default"/>
        <table:table-column table:style-name="co42" table:default-cell-style-name="ce408"/>
        <table:table-column table:style-name="co3" table:default-cell-style-name="Default"/>
        <table:table-column table:style-name="co3" table:default-cell-style-name="ce408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438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438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438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396"/>
        <table:table-column table:style-name="co49" table:default-cell-style-name="ce541"/>
        <table:table-column table:style-name="co1" table:default-cell-style-name="ce541"/>
        <table:table-column table:style-name="co50" table:default-cell-style-name="ce547"/>
        <table:table-column table:style-name="co51" table:default-cell-style-name="ce380"/>
        <table:table-column table:style-name="co52" table:default-cell-style-name="ce494"/>
        <table:table-column table:style-name="co53" table:default-cell-style-name="ce554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408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438" office:value-type="string" calcext:value-type="string" table:number-columns-spanned="3" table:number-rows-spanned="1">
            <text:p>Day to</text:p>
          </table:table-cell>
          <table:covered-table-cell table:style-name="ce438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438" office:value-type="string" calcext:value-type="string" table:number-columns-spanned="3" table:number-rows-spanned="1">
            <text:p>Drip It</text:p>
          </table:table-cell>
          <table:covered-table-cell table:style-name="ce438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40">George Washington &amp; </text:span><text:span text:style-name="T4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40">Alexander Hamilton &amp; </text:span><text:span text:style-name="T4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40">Patrick Henry &amp; </text:span><text:span text:style-name="T4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40">Daenerys Stormborn &amp; </text:span><text:span text:style-name="T4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408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396"/>
        <table:table-column table:style-name="co62" table:default-cell-style-name="Default"/>
        <table:table-column table:style-name="co3" table:default-cell-style-name="ce408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438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394"/>
        <table:table-column table:style-name="co65" table:default-cell-style-name="ce423"/>
        <table:table-column table:style-name="co24" table:default-cell-style-name="ce393"/>
        <table:table-column table:style-name="co3" table:number-columns-repeated="10" table:default-cell-style-name="ce393"/>
        <table:table-column table:style-name="co66" table:default-cell-style-name="ce380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438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38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438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438" office:value-type="string" calcext:value-type="string">
            <text:p>To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38" office:value-type="string" calcext:value-type="string">
            <text:p>Date</text:p>
          </table:table-cell>
          <table:table-cell table:style-name="ce438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438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438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438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438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43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377"/>
        <table:table-column table:style-name="co67" table:default-cell-style-name="Default"/>
        <table:table-column table:style-name="co68" table:default-cell-style-name="ce408"/>
        <table:table-column table:style-name="co3" table:number-columns-repeated="4" table:default-cell-style-name="ce408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5:50:28.10609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5-30T09:50:02.434526591</dc:date>
    <meta:editing-duration>P99DT4H56M5S</meta:editing-duration>
    <meta:editing-cycles>1380</meta:editing-cycles>
    <meta:document-statistic meta:table-count="11" meta:cell-count="2672" meta:object-count="0"/>
  </office:meta>
</office:document-meta>
</file>